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69pt" svg:height="255.26pt" svg:x="326.64pt" svg:y="51.96pt">
            <draw:object draw:notify-on-update-of-ranges="Sheet1.A2:Sheet1.A25 Sheet1.B2:Sheet1.B25 Sheet1.A2:Sheet1.A25 Sheet1.C2:Sheet1.C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P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0.2" office:value-type="float" office:value="0.2" calcext:value-type="float">
            <text:p>0.2</text:p>
          </table:table-cell>
          <table:table-cell office:value-type="float" office:value="0.2087" calcext:value-type="float">
            <text:p>0.208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0.4" office:value-type="float" office:value="0.4" calcext:value-type="float">
            <text:p>0.4</text:p>
          </table:table-cell>
          <table:table-cell office:value-type="float" office:value="0.4068" calcext:value-type="float">
            <text:p>0.406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64" calcext:value-type="float">
            <text:p>0.556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0.6" office:value-type="float" office:value="0.6" calcext:value-type="float">
            <text:p>0.6</text:p>
          </table:table-cell>
          <table:table-cell office:value-type="float" office:value="0.5977" calcext:value-type="float">
            <text:p>0.597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5" calcext:value-type="float">
            <text:p>0.55</text:p>
          </table:table-cell>
          <table:table-cell office:value-type="float" office:value="0.5374" calcext:value-type="float">
            <text:p>0.537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3937" calcext:value-type="float">
            <text:p>0.393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0.2" office:value-type="float" office:value="0.2" calcext:value-type="float">
            <text:p>0.2</text:p>
          </table:table-cell>
          <table:table-cell office:value-type="float" office:value="0.2248" calcext:value-type="float">
            <text:p>0.224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0.1" office:value-type="float" office:value="0.1" calcext:value-type="float">
            <text:p>0.1</text:p>
          </table:table-cell>
          <table:table-cell office:value-type="float" office:value="0.1049" calcext:value-type="float">
            <text:p>0.104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5" calcext:value-type="float">
            <text:p>0.05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5" calcext:value-type="float">
            <text:p>0.05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0.1" office:value-type="float" office:value="0.1" calcext:value-type="float">
            <text:p>0.1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0.2" office:value-type="float" office:value="0.2" calcext:value-type="float">
            <text:p>0.2</text:p>
          </table:table-cell>
          <table:table-cell office:value-type="float" office:value="0.1815" calcext:value-type="float">
            <text:p>0.181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.303" calcext:value-type="float">
            <text:p>0.3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0.4" office:value-type="float" office:value="0.4" calcext:value-type="float">
            <text:p>0.4</text:p>
          </table:table-cell>
          <table:table-cell office:value-type="float" office:value="0.4224" calcext:value-type="float">
            <text:p>0.422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5" calcext:value-type="float">
            <text:p>0.55</text:p>
          </table:table-cell>
          <table:table-cell office:value-type="float" office:value="0.5563" calcext:value-type="float">
            <text:p>0.556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0.6" office:value-type="float" office:value="0.6" calcext:value-type="float">
            <text:p>0.6</text:p>
          </table:table-cell>
          <table:table-cell office:value-type="float" office:value="0.5753" calcext:value-type="float">
            <text:p>0.575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office:value-type="float" office:value="0.4175" calcext:value-type="float">
            <text:p>0.4175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.3277" calcext:value-type="float">
            <text:p>0.327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0.2" office:value-type="float" office:value="0.2" calcext:value-type="float">
            <text:p>0.2</text:p>
          </table:table-cell>
          <table:table-cell office:value-type="float" office:value="0.2222" calcext:value-type="float">
            <text:p>0.2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1" office:value-type="float" office:value="0.1" calcext:value-type="float">
            <text:p>0.1</text:p>
          </table:table-cell>
          <table:table-cell office:value-type="float" office:value="0.0579" calcext:value-type="float">
            <text:p>0.0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1:21:00.939773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12:36:03.280475393</meta:creation-date>
    <dc:date>2021-11-30T15:24:01.681024795</dc:date>
    <meta:editing-duration>PT3H59M27S</meta:editing-duration>
    <meta:editing-cycles>2</meta:editing-cycles>
    <meta:generator>LibreOffice/6.0.7.3$Linux_X86_64 LibreOffice_project/00m0$Build-3</meta:generator>
    <meta:document-statistic meta:table-count="1" meta:cell-count="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legend chart:legend-position="end" svg:x="13.154cm" svg:y="3.955cm" style:legend-expansion="high" chart:style-name="ch2"/>
        <chart:plot-area chart:style-name="ch3" table:cell-range-address="Sheet1.A2:Sheet1.C25" svg:x="0.32cm" svg:y="0.18cm" svg:width="12.514cm" svg:height="8.646cm">
          <chartooo:coordinate-region svg:x="1.047cm" svg:y="0.379cm" svg:width="11.54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5" chart:class="chart:scatter">
            <chart:domain table:cell-range-address="Sheet1.A2:Sheet1.A25"/>
            <chart:data-point chart:repeated="24"/>
          </chart:series>
          <chart:series chart:style-name="ch7" chart:values-cell-range-address="Sheet1.C2:Sheet1.C25" chart:class="chart:scatte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0.1">
                <text:p>0.1</text:p>
                <draw:g>
                  <svg:desc>Sheet1.B2:Sheet1.B25</svg:desc>
                </draw:g>
              </table:table-cell>
              <table:table-cell office:value-type="float" office:value="0.0782">
                <text:p>0.0782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2">
                <text:p>0.2</text:p>
              </table:table-cell>
              <table:table-cell office:value-type="float" office:value="0.2087">
                <text:p>0.2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0.4068">
                <text:p>0.4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55">
                <text:p>0.55</text:p>
              </table:table-cell>
              <table:table-cell office:value-type="float" office:value="0.5564">
                <text:p>0.5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  <table:table-cell office:value-type="float" office:value="0.5977">
                <text:p>0.5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5">
                <text:p>0.55</text:p>
              </table:table-cell>
              <table:table-cell office:value-type="float" office:value="0.5374">
                <text:p>0.53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45">
                <text:p>0.45</text:p>
              </table:table-cell>
              <table:table-cell office:value-type="float" office:value="0.3937">
                <text:p>0.3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5">
                <text:p>0.325</text:p>
              </table:table-cell>
              <table:table-cell office:value-type="float" office:value="0.3">
                <text:p>0.3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">
                <text:p>0.35</text:p>
              </table:table-cell>
              <table:table-cell office:value-type="float" office:value="0.2">
                <text:p>0.2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1049">
                <text:p>0.1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0.05">
                <text:p>0.05</text:p>
              </table:table-cell>
              <table:table-cell office:value-type="float" office:value="0.0472">
                <text:p>0.0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0.02">
                <text:p>0.0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5">
                <text:p>0.55</text:p>
              </table:table-cell>
              <table:table-cell office:value-type="float" office:value="0.05">
                <text:p>0.05</text:p>
              </table:table-cell>
              <table:table-cell office:value-type="float" office:value="0.0241">
                <text:p>0.0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0.1">
                <text:p>0.1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">
                <text:p>0.65</text:p>
              </table:table-cell>
              <table:table-cell office:value-type="float" office:value="0.2">
                <text:p>0.2</text:p>
              </table:table-cell>
              <table:table-cell office:value-type="float" office:value="0.1815">
                <text:p>0.18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5">
                <text:p>0.675</text:p>
              </table:table-cell>
              <table:table-cell office:value-type="float" office:value="0.3">
                <text:p>0.3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224">
                <text:p>0.42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">
                <text:p>0.75</text:p>
              </table:table-cell>
              <table:table-cell office:value-type="float" office:value="0.55">
                <text:p>0.55</text:p>
              </table:table-cell>
              <table:table-cell office:value-type="float" office:value="0.5563">
                <text:p>0.5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5753">
                <text:p>0.5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">
                <text:p>0.85</text:p>
              </table:table-cell>
              <table:table-cell office:value-type="float" office:value="0.55">
                <text:p>0.5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">
                <text:p>0.9</text:p>
              </table:table-cell>
              <table:table-cell office:value-type="float" office:value="0.45">
                <text:p>0.45</text:p>
              </table:table-cell>
              <table:table-cell office:value-type="float" office:value="0.4175">
                <text:p>0.4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5">
                <text:p>0.925</text:p>
              </table:table-cell>
              <table:table-cell office:value-type="float" office:value="0.3">
                <text:p>0.3</text:p>
              </table:table-cell>
              <table:table-cell office:value-type="float" office:value="0.3277">
                <text:p>0.32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">
                <text:p>0.95</text:p>
              </table:table-cell>
              <table:table-cell office:value-type="float" office:value="0.2">
                <text:p>0.2</text:p>
              </table:table-cell>
              <table:table-cell office:value-type="float" office:value="0.2222">
                <text:p>0.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.0579">
                <text:p>0.05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